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39H03M31.646050999S" calcext:value-type="time">
            <text:p>1039:0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Battlements 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24H22M09.107S" calcext:value-type="time">
            <text:p>24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07:43:42.8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4T08:17:27.041000000</dc:date>
    <meta:editing-duration>P45DT14H13M50S</meta:editing-duration>
    <meta:editing-cycles>1212</meta:editing-cycles>
    <meta:generator>LibreOffice/7.2.6.2$Windows_X86_64 LibreOffice_project/b0ec3a565991f7569a5a7f5d24fed7f52653d754</meta:generator>
    <meta:document-statistic meta:table-count="2" meta:cell-count="1500" meta:object-count="0"/>
  </office:meta>
</office:document-meta>
</file>